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2" style:family="paragraph" style:parent-style-name="Text_20_body">
      <style:paragraph-properties fo:margin-left="3.75cm" fo:margin-right="0cm" fo:text-align="justify" style:justify-single-word="false" fo:text-indent="0cm" style:auto-text-indent="false"/>
      <style:text-properties style:font-name="Times New Roman" fo:font-size="10.5pt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ereu o apenado a retificação da GEP para fazer constar a fração de 1/3 no cálculo do livramento condicional, referente ao artigo 35 da lei 11.343/2006, por entender que não se trata de crime hediondo (evento 71).</text:p>
      <text:p text:style-name="P1">Opinou o Ministério Público pelo deferimento (evento 75).</text:p>
      <text:p text:style-name="P1">Relatados.</text:p>
      <text:p text:style-name="P1">Embora o crime previsto no art. 35 da Lei 11.343/2006 não esteja elencado no rol da Lei 8.072/1990 como crime equiparado a hediondo, aquele diploma, no parágrafo único do seu art. 44, aduz que o livramento condicional será concedido após o cumprimento de dois terços da pena, sendo vedada a sua concessão ao reincidente específico, como segue:</text:p>
      <text:p text:style-name="P2">Art. 44. Os crimes previstos nos arts. 33, caput e § 1o, e 34 a 37 desta Lei são inafiançáveis e insuscetíveis de sursis, graça, indulto, anistia e liberdade provisória, vedada a conversão de suas penas em restritivas de direitos.</text:p>
      <text:p text:style-name="P2">Parágrafo único. Nos crimes previstos no caput deste artigo, dar-se-á o livramento condicional após o cumprimento de dois terços da pena, vedada sua concessão ao reincidente específico.</text:p>
      <text:p text:style-name="P1">Desse modo, não se trata de atribuir ou não caráter hediondo ao delito previsto no art. 35 da Lei 11.343/2006, mas sim de aplicar o parágrafo único do art. 44 do citado dispositivo legal.</text:p>
      <text:p text:style-name="P1">Isso posto, indefiro o pedido e mantenho inalterada a guia de execução penal.</text:p>
      <text:p text:style-name="P1">P.R.I. Ciência ao M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1T09:09:09.283000000</meta:creation-date>
    <dc:date>2023-05-11T09:09:49.914000000</dc:date>
    <meta:editing-duration>PT41S</meta:editing-duration>
    <meta:editing-cycles>1</meta:editing-cycles>
    <meta:document-statistic meta:table-count="0" meta:image-count="0" meta:object-count="0" meta:page-count="1" meta:paragraph-count="9" meta:word-count="221" meta:character-count="1326" meta:non-whitespace-character-count="1114"/>
    <meta:generator>LibreOffice/5.3.1.2$Windows_X86_64 LibreOffice_project/e80a0e0fd1875e1696614d24c32df0f95f03deb2</meta:generator>
  </office:meta>
</office:document-meta>
</file>